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1000000BEAF841C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 style:font-pitch="variable"/>
    <style:font-face style:name="Poppins1" svg:font-family="Poppins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rpo_20_testo_20_-_20_Poppins_20_8">
      <style:paragraph-properties fo:text-align="center" style:justify-single-word="false"/>
      <style:text-properties officeooo:paragraph-rsid="00054c10"/>
    </style:style>
    <style:style style:name="P2" style:family="paragraph" style:parent-style-name="Corpo_20_testo_20_-_20_Poppins_20_8">
      <style:paragraph-properties fo:text-align="center" style:justify-single-word="false"/>
      <style:text-properties officeooo:rsid="00054c10" officeooo:paragraph-rsid="00054c10"/>
    </style:style>
    <style:style style:name="P3" style:family="paragraph" style:parent-style-name="Corpo_20_testo_20_-_20_Poppins_20_8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Heading_20_3">
      <style:text-properties fo:font-size="16pt" officeooo:rsid="00091242" officeooo:paragraph-rsid="00091242" style:font-size-asian="16pt" style:font-size-complex="16pt"/>
    </style:style>
    <style:style style:name="P5" style:family="paragraph" style:parent-style-name="Corpo_20_testo_20_-_20_Poppins_20_8">
      <style:paragraph-properties fo:text-align="center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officeooo:rsid="00054c10" style:font-size-asian="20pt" style:font-size-complex="20pt"/>
    </style:style>
    <style:style style:name="T3" style:family="text">
      <style:text-properties fo:color="#1b2a47" loext:opacity="100%" fo:font-size="24pt" fo:font-weight="bold" style:font-size-asian="24pt" style:font-weight-asian="bold" style:font-size-complex="2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1b2a47" loext:opacity="100%"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center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1" loext:marker-style-name="T1"><text:span text:style-name="T2"/></text:p>
      <text:p text:style-name="P2" loext:marker-style-name="T3"><text:span text:style-name="T3">Relazione tirocinio curricolare</text:span></text:p>
      <text:p text:style-name="P1" loext:marker-style-name="T1"><text:span text:style-name="T2"/></text:p>
      <text:p text:style-name="P1" loext:marker-style-name="T1"><text:span text:style-name="T2">Di Domenico Davide</text:span></text:p>
      <text:p text:style-name="P1" loext:marker-style-name="T1"><text:span text:style-name="T2">s283300</text:span><text:span text:style-name="T1"> </text:span></text:p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h text:style-name="P4" text:outline-level="3"><text:bookmark text:name="_GoBack"/>Azienda: V.R.A. s.r.l.</text:h>
      <text:h text:style-name="P4" text:outline-level="3" text:is-list-header="true"><text:tab/><text:tab/> <text:s text:c="6"/>Via Guido Reni 96, 99 10136 Torino TO</text:h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3" loext:marker-style-name="T4"/>
      <text:p text:style-name="P2" loext:marker-style-name="T3"><text:span text:style-name="T3"/></text:p>
      <text:p text:style-name="P5" loext:marker-style-name="T5"><text:span text:style-name="T5"/></text:p>
      <text:p text:style-name="P3" loext:marker-style-name="T4"/>
      <text:p text:style-name="P3" loext:marker-style-name="T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Poppins" svg:font-family="Poppins" style:font-pitch="variable"/>
    <style:font-face style:name="Poppins1" svg:font-family="Poppins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style:font-name-asian="Calibri1" style:font-family-asian="Calibri" style:font-family-generic-asian="system" style:font-pitch-asian="variable" style:font-size-asian="12pt" style:language-asian="it" style:country-asian="I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loext:linked-style-name="Testo_20_fumetto_20_Carattere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stazione_20_-_20_Poppins8" style:display-name="Intestazione - Poppins8" style:family="paragraph" style:parent-style-name="Standard" loext:linked-style-name="Intestazione_20_-_20_Poppins8_20_Carattere">
      <style:paragraph-properties fo:line-height="150%"/>
      <style:text-properties fo:color="#000000" loext:opacity="100%" style:font-name="Poppins" fo:font-family="Poppins" style:font-pitch="variable" fo:font-size="8pt" style:font-size-asian="8pt" style:font-name-complex="Poppins1" style:font-family-complex="Poppins" style:font-family-generic-complex="system" style:font-pitch-complex="variable" style:font-size-complex="8pt"/>
    </style:style>
    <style:style style:name="Subtitle" style:family="paragraph" style:parent-style-name="Standard" style:next-style-name="Standard" loext:linked-style-name="Sottotitolo_20_Carattere" style:class="chapter">
      <style:paragraph-properties fo:margin-top="0cm" fo:margin-bottom="0.282cm" style:contextual-spacing="false"/>
      <style:text-properties fo:color="#5a5a5a" loext:opacity="100%" fo:font-size="11pt" fo:letter-spacing="0.026cm" style:font-size-asian="11pt" style:font-size-complex="11pt">
        <loext:char-complex-color loext:theme-type="dark1" loext:color-type="theme">
          <loext:transformation loext:type="tint" loext:value="3529"/>
        </loext:char-complex-color>
      </style:text-properties>
    </style:style>
    <style:style style:name="Indirizzo_20_-_20_Poppins_20_7" style:display-name="Indirizzo - Poppins 7" style:family="paragraph" style:parent-style-name="Standard" loext:linked-style-name="Indirizzo_20_-_20_Poppins_20_7_20_Carattere">
      <style:paragraph-properties fo:margin-left="-0.25cm" fo:margin-right="0.016cm"/>
      <style:text-properties fo:color="#000000" loext:opacity="100%" style:font-name="Poppins" fo:font-family="Poppins" style:font-pitch="variable" fo:font-size="7pt" style:font-size-asian="7pt" style:font-name-complex="Poppins1" style:font-family-complex="Poppins" style:font-family-generic-complex="system" style:font-pitch-complex="variable" style:font-size-complex="7pt"/>
    </style:style>
    <style:style style:name="Intestazione_20_Poppins_20_8" style:display-name="Intestazione Poppins 8" style:family="paragraph" style:parent-style-name="Standard" loext:linked-style-name="Intestazione_20_Poppins_20_8_20_Carattere">
      <style:paragraph-properties fo:margin-right="0.016cm" fo:margin-top="0.423cm" fo:margin-bottom="0.423cm" style:contextual-spacing="false" fo:line-height="115%"/>
      <style:text-properties fo:color="#000000" loext:opacity="100%" style:font-name="Poppins" fo:font-family="Poppins" style:font-pitch="variable" fo:font-size="8pt" style:font-size-asian="8pt" style:font-name-complex="Poppins1" style:font-family-complex="Poppins" style:font-family-generic-complex="system" style:font-pitch-complex="variable" style:font-size-complex="8pt"/>
    </style:style>
    <style:style style:name="Nome_20_e_20_Cognome" style:display-name="Nome e Cognome" style:family="paragraph" style:parent-style-name="Intestazione_20_Poppins_20_8" loext:linked-style-name="Nome_20_e_20_Cognome_20_Carattere">
      <style:paragraph-properties fo:margin-right="0cm" fo:margin-top="0cm" fo:margin-bottom="0cm" style:contextual-spacing="false"/>
      <style:text-properties fo:color="#00284b" loext:opacity="100%" fo:font-weight="bold" style:font-weight-asian="bold"/>
    </style:style>
    <style:style style:name="Corpo_20_testo_20_-_20_Poppins_20_8" style:display-name="Corpo testo - Poppins 8" style:family="paragraph" style:parent-style-name="Standard" loext:linked-style-name="Corpo_20_testo_20_-_20_Poppins_20_8_20_Carattere">
      <style:text-properties fo:color="#000000" loext:opacity="100%" style:font-name="Poppins" fo:font-family="Poppins" style:font-pitch="variable" fo:font-size="8pt" style:font-size-asian="8pt" style:font-name-complex="Poppins1" style:font-family-complex="Poppins" style:font-family-generic-complex="system" style:font-pitch-complex="variable" style:font-size-complex="8pt"/>
    </style:style>
    <style:style style:name="Piè_20_di_20_pagina_20_-_20_Arancione" style:display-name="Piè di pagina - Arancione" style:family="paragraph" style:parent-style-name="Header" loext:linked-style-name="Piè_20_di_20_pagina_20_-_20_Arancione_20_Carattere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Sottotitolo_20_Carattere" style:display-name="Sottotitolo Carattere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 style:language-asian="it" style:country-asian="IT">
        <loext:char-complex-color loext:theme-type="dark1" loext:color-type="theme">
          <loext:transformation loext:type="tint" loext:value="352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4f81bd" loext:opacity="100%" fo:letter-spacing="0.009cm" fo:font-weight="bold" style:font-weight-asian="bold" style:font-weight-complex="bold">
        <loext:char-complex-color loext:theme-type="accent1" loext:color-type="theme"/>
      </style:text-properties>
    </style:style>
    <style:style style:name="Intestazione_20_Poppins_20_8_20_Carattere" style:display-name="Intestazione Poppins 8 Carattere" style:family="text" style:parent-style-name="Default_20_Paragraph_20_Font" loext:linked-style-name="Intestazione_20_Poppins_20_8">
      <style:text-properties fo:color="#000000" loext:opacity="100%" style:font-name="Poppins" fo:font-family="Poppins" style:font-pitch="variable" fo:font-size="8pt" style:font-name-asian="Calibri1" style:font-family-asian="Calibri" style:font-family-generic-asian="system" style:font-pitch-asian="variable" style:font-size-asian="8pt" style:language-asian="it" style:country-asian="IT" style:font-name-complex="Poppins1" style:font-family-complex="Poppins" style:font-family-generic-complex="system" style:font-pitch-complex="variable" style:font-size-complex="8pt"/>
    </style:style>
    <style:style style:name="Nome_20_e_20_Cognome_20_Carattere" style:display-name="Nome e Cognome Carattere" style:family="text" style:parent-style-name="Intestazione_20_Poppins_20_8_20_Carattere" loext:linked-style-name="Nome_20_e_20_Cognome">
      <style:text-properties fo:color="#00284b" loext:opacity="100%" style:font-name="Poppins" fo:font-family="Poppins" style:font-pitch="variable" fo:font-size="8pt" fo:font-weight="bold" style:font-name-asian="Calibri1" style:font-family-asian="Calibri" style:font-family-generic-asian="system" style:font-pitch-asian="variable" style:font-size-asian="8pt" style:language-asian="it" style:country-asian="IT" style:font-weight-asian="bold" style:font-name-complex="Poppins1" style:font-family-complex="Poppins" style:font-family-generic-complex="system" style:font-pitch-complex="variable" style:font-size-complex="8pt"/>
    </style:style>
    <style:style style:name="Intestazione_20_-_20_Poppins8_20_Carattere" style:display-name="Intestazione - Poppins8 Carattere" style:family="text" style:parent-style-name="Default_20_Paragraph_20_Font" loext:linked-style-name="Intestazione_20_-_20_Poppins8">
      <style:text-properties fo:color="#000000" loext:opacity="100%" style:font-name="Poppins" fo:font-family="Poppins" style:font-pitch="variable" fo:font-size="8pt" style:font-name-asian="Calibri1" style:font-family-asian="Calibri" style:font-family-generic-asian="system" style:font-pitch-asian="variable" style:font-size-asian="8pt" style:language-asian="it" style:country-asian="IT" style:font-name-complex="Poppins1" style:font-family-complex="Poppins" style:font-family-generic-complex="system" style:font-pitch-complex="variable" style:font-size-complex="8pt"/>
    </style:style>
    <style:style style:name="Corpo_20_testo_20_-_20_Poppins_20_8_20_Carattere" style:display-name="Corpo testo - Poppins 8 Carattere" style:family="text" style:parent-style-name="Default_20_Paragraph_20_Font" loext:linked-style-name="Corpo_20_testo_20_-_20_Poppins_20_8">
      <style:text-properties fo:color="#000000" loext:opacity="100%" style:font-name="Poppins" fo:font-family="Poppins" style:font-pitch="variable" fo:font-size="8pt" style:font-name-asian="Calibri1" style:font-family-asian="Calibri" style:font-family-generic-asian="system" style:font-pitch-asian="variable" style:font-size-asian="8pt" style:language-asian="it" style:country-asian="IT" style:font-name-complex="Poppins1" style:font-family-complex="Poppins" style:font-family-generic-complex="system" style:font-pitch-complex="variable" style:font-size-complex="8pt"/>
    </style:style>
    <style:style style:name="Indirizzo_20_-_20_Poppins_20_7_20_Carattere" style:display-name="Indirizzo - Poppins 7 Carattere" style:family="text" style:parent-style-name="Default_20_Paragraph_20_Font" loext:linked-style-name="Indirizzo_20_-_20_Poppins_20_7">
      <style:text-properties fo:color="#000000" loext:opacity="100%" style:font-name="Poppins" fo:font-family="Poppins" style:font-pitch="variable" fo:font-size="7pt" style:font-name-asian="Calibri1" style:font-family-asian="Calibri" style:font-family-generic-asian="system" style:font-pitch-asian="variable" style:font-size-asian="7pt" style:language-asian="it" style:country-asian="IT" style:font-name-complex="Poppins1" style:font-family-complex="Poppins" style:font-family-generic-complex="system" style:font-pitch-complex="variable" style:font-size-complex="7pt"/>
    </style:style>
    <style:style style:name="Piè_20_di_20_pagina_20_-_20_Arancione_20_Carattere" style:display-name="Piè di pagina - Arancione Carattere" style:family="text" style:parent-style-name="Intestazione_20_Carattere" loext:linked-style-name="Piè_20_di_20_pagina_20_-_20_Arancione">
      <style:text-properties fo:font-size="12pt" style:font-name-asian="Calibri1" style:font-family-asian="Calibri" style:font-family-generic-asian="system" style:font-pitch-asian="variable" style:font-size-asian="12pt" style:language-asian="it" style:country-asian="I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center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decorative="false"/>
    </style:style>
    <style:page-layout style:name="Mpm1">
      <style:page-layout-properties fo:page-width="21.001cm" fo:page-height="29.7cm" style:num-format="1" style:print-orientation="portrait" fo:margin-top="1.6cm" fo:margin-bottom="2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401cm" fo:margin-left="0cm" fo:margin-right="0cm" fo:margin-bottom="5.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Piè_20_di_20_pagina_20_-_20_Arancione"><draw:frame draw:style-name="Mfr1" draw:name="Immagine 2" text:anchor-type="char" svg:y="2cm" svg:width="7.5cm" svg:height="3.281cm" draw:z-index="0"><draw:image xlink:href="Pictures/10000001000001B1000000BEAF841CC1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briele Pinzin</meta:initial-creator>
    <meta:editing-cycles>7</meta:editing-cycles>
    <meta:creation-date>2021-04-01T10:16:00</meta:creation-date>
    <dc:date>2025-01-31T14:04:51.121779592</dc:date>
    <meta:editing-duration>PT21H28M48S</meta:editing-duration>
    <meta:generator>LibreOffice/24.8.4.2$Linux_X86_64 LibreOffice_project/480$Build-2</meta:generator>
    <meta:document-statistic meta:table-count="0" meta:image-count="1" meta:object-count="0" meta:page-count="1" meta:paragraph-count="5" meta:word-count="18" meta:character-count="125" meta:non-whitespace-character-count="102"/>
    <meta:user-defined meta:name="AppVersion">16.0000</meta:user-defined>
    <meta:user-defined meta:name="_DocHome" meta:value-type="float">1602362799</meta:user-defined>
    <meta:template xlink:type="simple" xlink:actuate="onRequest" xlink:title="Normal" xlink:href=""/>
  </office:meta>
</office:document-meta>
</file>